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4cm" fo:min-width="3.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23cm" fo:min-width="13.5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78cm" fo:min-width="10.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79cm" fo:min-width="10.24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624cm" fo:min-width="5.508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6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78cm" fo:min-width="10.239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02cm" fo:min-width="6.7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224b12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color="#224b12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224b1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104cm" svg:height="1.588cm" svg:x="7.911cm" svg:y="1.2cm">
          <text:p text:style-name="P1">Début du </text:p>
          <text:p text:style-name="P1">program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4.037cm" svg:height="0.873cm" svg:x="3.551cm" svg:y="3.423cm">
          <text:p text:style-name="P1">Initialisation des modules – Position neu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10.74cm" svg:height="1.428cm" svg:x="5.146cm" svg:y="6.996cm">
          <text:p text:style-name="P2"><text:span text:style-name="T1">Bras (@18) vers master (@13)</text:span></text:p>
          <text:p text:style-name="P2"><text:span text:style-name="T2">« B »ras dispo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0.74cm" svg:height="1.429cm" svg:x="5.146cm" svg:y="8.821cm">
          <text:p text:style-name="P2"><text:span text:style-name="T1">Master (@13) vers distributeur (@14)</text:span></text:p>
          <text:p text:style-name="P2"><text:span text:style-name="T2">Code « L »aché d’un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12.016cm" svg:height="1.747cm" svg:x="4.508cm" svg:y="4.613cm">
          <text:p text:style-name="P3"><text:span text:style-name="T3">Master </text:span><text:span text:style-name="T1">(@13) vers bras (@18) </text:span></text:p>
          <text:p text:style-name="P3"><text:span text:style-name="T2">Attente dispo br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4" draw:layer="layout" svg:x1="4.508cm" svg:y1="5.487cm" svg:x2="10.516cm" svg:y2="6.36cm" draw:start-shape="id1" draw:start-glue-point="5" draw:end-shape="id1" draw:end-glue-point="6" svg:d="M4508 5487h-501v1374h6509v-501" svg:viewBox="0 0 6510 1375">
          <text:p/>
        </draw:connector>
        <draw:connector draw:style-name="gr6" draw:text-style-name="P4" xml:id="id4" draw:id="id4" draw:layer="layout" svg:x1="10.669cm" svg:y1="3.423cm" svg:x2="10.669cm" svg:y2="3.423cm" draw:start-shape="id2" draw:start-glue-point="0" draw:end-shape="id2" draw:end-glue-point="0" svg:d="M10669 3423z" svg:viewBox="0 0 1 1">
          <text:p/>
        </draw:connector>
        <draw:connector draw:style-name="gr6" draw:text-style-name="P4" draw:layer="layout" svg:x1="10.463cm" svg:y1="2.788cm" svg:x2="10.669cm" svg:y2="3.423cm" draw:start-shape="id3" draw:start-glue-point="8" draw:end-shape="id4" draw:end-glue-point="0" svg:d="M10463 2788v635h206" svg:viewBox="0 0 207 636">
          <text:p/>
        </draw:connector>
        <draw:connector draw:style-name="gr6" draw:text-style-name="P4" xml:id="id6" draw:id="id6" draw:layer="layout" svg:x1="10.616cm" svg:y1="6.996cm" svg:x2="10.616cm" svg:y2="6.996cm" draw:start-shape="id5" draw:start-glue-point="0" draw:end-shape="id5" draw:end-glue-point="0" svg:d="M10616 6996z" svg:viewBox="0 0 1 1">
          <text:p/>
        </draw:connector>
        <draw:connector draw:style-name="gr6" draw:text-style-name="P4" draw:layer="layout" svg:x1="10.516cm" svg:y1="6.36cm" svg:x2="10.616cm" svg:y2="6.996cm" draw:start-shape="id1" draw:start-glue-point="6" draw:end-shape="id6" draw:end-glue-point="0" svg:d="M10516 6360v636h100" svg:viewBox="0 0 101 637">
          <text:p/>
        </draw:connector>
        <draw:connector draw:style-name="gr6" draw:text-style-name="P4" draw:layer="layout" svg:x1="10.516cm" svg:y1="8.424cm" svg:x2="10.516cm" svg:y2="8.821cm" draw:start-shape="id5" draw:start-glue-point="2" draw:end-shape="id7" draw:end-glue-point="0" svg:d="M10516 8424v397" svg:viewBox="0 0 1 398">
          <text:p/>
        </draw:connector>
        <draw:custom-shape draw:style-name="gr3" draw:text-style-name="P2" xml:id="id9" draw:id="id9" draw:layer="layout" svg:width="10.74cm" svg:height="1.428cm" svg:x="5.146cm" svg:y="10.647cm">
          <text:p text:style-name="P2"><text:span text:style-name="T1">Portique (@16) vers master (@13)</text:span></text:p>
          <text:p text:style-name="P2"><text:span text:style-name="T2">« C »ouleur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0.569cm" svg:y1="4.296cm" svg:x2="10.516cm" svg:y2="4.613cm" draw:start-shape="id2" draw:start-glue-point="2" draw:end-shape="id1" draw:end-glue-point="4" svg:d="M10569 4296v158h-53v159" svg:viewBox="0 0 54 318">
          <text:p/>
        </draw:connector>
        <draw:connector draw:style-name="gr6" draw:text-style-name="P4" draw:layer="layout" svg:x1="10.516cm" svg:y1="14.854cm" svg:x2="3.233cm" svg:y2="13.584cm" draw:start-shape="id8" draw:start-glue-point="6" draw:end-shape="id8" draw:end-glue-point="5" svg:d="M10516 14854v502h-7785v-1772h502" svg:viewBox="0 0 7786 1773">
          <text:p/>
        </draw:connector>
        <draw:connector draw:style-name="gr6" draw:text-style-name="P4" draw:layer="layout" svg:x1="10.516cm" svg:y1="12.075cm" svg:x2="10.504cm" svg:y2="15.277cm" draw:start-shape="id9" draw:start-glue-point="2" svg:d="M10516 12075v1852h-12v1350" svg:viewBox="0 0 13 3203">
          <text:p/>
        </draw:connector>
        <draw:custom-shape draw:style-name="gr7" draw:text-style-name="P3" xml:id="id8" draw:id="id8" draw:layer="layout" svg:width="14.567cm" svg:height="2.54cm" svg:x="3.233cm" svg:y="12.314cm">
          <text:p text:style-name="P3"><text:span text:style-name="T1">Convoyeur (@12) vers master (@13)</text:span></text:p>
          <text:p text:style-name="P3"><text:span text:style-name="T2">« P »résence d’un cube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4" draw:layer="layout" svg:x1="10.516cm" svg:y1="10.25cm" svg:x2="10.516cm" svg:y2="10.647cm" svg:d="M10516 10250v397" svg:viewBox="0 0 1 398">
          <text:p/>
        </draw:connector>
        <draw:connector draw:style-name="gr6" draw:text-style-name="P4" draw:layer="layout" svg:x1="10.516cm" svg:y1="15.251cm" svg:x2="10.516cm" svg:y2="15.648cm" svg:d="M10516 15251v397" svg:viewBox="0 0 1 398">
          <text:p/>
        </draw:connector>
        <draw:custom-shape draw:style-name="gr4" draw:text-style-name="P2" draw:layer="layout" svg:width="10.74cm" svg:height="1.429cm" svg:x="5.146cm" svg:y="15.568cm">
          <text:p text:style-name="P2"><text:span text:style-name="T1">Master (@13) vers convoyeur (@11)</text:span></text:p>
          <text:p text:style-name="P2"><text:span text:style-name="T2">« S »top mo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0.739cm" svg:height="1.428cm" svg:x="5.16cm" svg:y="17.395cm">
          <text:p text:style-name="P2"><text:span text:style-name="T1">Master (@13) vers bras (@18)</text:span></text:p>
          <text:p text:style-name="P2"><text:span text:style-name="T2">« dispo » attente ré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0.516cm" svg:y1="16.997cm" svg:x2="10.516cm" svg:y2="17.395cm" svg:d="M10516 16997v398" svg:viewBox="0 0 1 399">
          <text:p/>
        </draw:connector>
        <draw:custom-shape draw:style-name="gr9" draw:text-style-name="P3" draw:layer="layout" svg:width="14.567cm" svg:height="2.54cm" svg:x="4.9cm" svg:y="22.1cm">
          <text:p text:style-name="P3"><text:span text:style-name="T1">Bras (@18) vers master (@13)</text:span></text:p>
          <text:p text:style-name="P3"><text:span text:style-name="T2">« O »ui ou « N »o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4" draw:layer="layout" svg:x1="10.516cm" svg:y1="18.823cm" svg:x2="10.516cm" svg:y2="19.22cm" svg:d="M10516 18823v397" svg:viewBox="0 0 1 398">
          <text:p/>
        </draw:connector>
        <draw:connector draw:style-name="gr6" draw:text-style-name="P4" draw:layer="layout" svg:x1="10.517cm" svg:y1="21.761cm" svg:x2="3.233cm" svg:y2="20.491cm" svg:d="M10517 21761v399h-7818v-1669h534" svg:viewBox="0 0 7819 1670">
          <text:p/>
        </draw:connector>
        <draw:connector draw:style-name="gr6" draw:text-style-name="P4" draw:layer="layout" svg:x1="10.516cm" svg:y1="22.157cm" svg:x2="10.516cm" svg:y2="23.029cm" svg:d="M10516 22157v872" svg:viewBox="0 0 1 873">
          <text:p/>
        </draw:connector>
        <draw:connector draw:style-name="gr6" draw:text-style-name="P4" draw:layer="layout" svg:x1="10.529cm" svg:y1="24.375cm" svg:x2="10.53cm" svg:y2="25.185cm" svg:d="M10529 24375v405h1v405" svg:viewBox="0 0 2 811">
          <text:p/>
        </draw:connector>
        <draw:custom-shape draw:style-name="gr8" draw:text-style-name="P2" xml:id="id10" draw:id="id10" draw:layer="layout" svg:width="10.739cm" svg:height="1.428cm" svg:x="5.16cm" svg:y="24.92cm">
          <text:p text:style-name="P2"><text:span text:style-name="T1">Convoyeur (@12) vers master (@13)</text:span></text:p>
          <text:p text:style-name="P2"><text:span text:style-name="T2">« A »bsence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74cm" svg:height="1.428cm" svg:x="5.146cm" svg:y="26.972cm">
          <text:p text:style-name="P2"><text:span text:style-name="T1">Master (@13) vers afficheur (@17)</text:span></text:p>
          <text:p text:style-name="P2"><text:span text:style-name="T2">exti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0.529cm" svg:y1="26.348cm" svg:x2="10.53cm" svg:y2="26.976cm" draw:start-shape="id10" draw:start-glue-point="2" svg:d="M10529 26348v565h1v63" svg:viewBox="0 0 2 629">
          <text:p/>
        </draw:connector>
        <draw:custom-shape draw:style-name="gr8" draw:text-style-name="P2" draw:layer="layout" svg:width="10.739cm" svg:height="1.428cm" svg:x="5.16cm" svg:y="19.247cm">
          <text:p text:style-name="P2"><text:span text:style-name="T1">Master (@13) vers bras (@18)</text:span></text:p>
          <text:p text:style-name="P2"><text:span text:style-name="T2">Couleur : « R », « V », « B » et « Y »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8:43:17.297430282</meta:creation-date>
    <dc:date>2025-01-28T19:18:43.444997760</dc:date>
    <meta:editing-duration>PT7M34S</meta:editing-duration>
    <meta:editing-cycles>2</meta:editing-cycles>
    <meta:generator>LibreOffice/6.4.7.2$Linux_X86_64 LibreOffice_project/40$Build-2</meta:generator>
    <meta:document-statistic meta:object-count="30"/>
  </office:meta>
</office:document-meta>
</file>